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3CC0000035BCD5A2E4F3DD2DDEE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6.6951in" style:rel-column-width="65535*"/>
    </style:style>
    <style:style style:name="Table1.A1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text-properties officeooo:paragraph-rsid="001ce966"/>
    </style:style>
    <style:style style:name="P2" style:family="paragraph" style:parent-style-name="Header">
      <style:paragraph-properties fo:margin-left="0in" fo:margin-right="1.1319in" fo:text-align="center" style:justify-single-word="false" fo:text-indent="0in" style:auto-text-indent="false"/>
      <style:text-properties fo:color="#999999" style:font-name="Trebuchet MS" fo:font-size="10pt" fo:font-weight="bold" officeooo:paragraph-rsid="001ce966" style:font-size-asian="10pt" style:font-weight-asian="bold" style:font-name-complex="Trebuchet MS" style:font-size-complex="10pt" style:text-scale="130%"/>
    </style:style>
    <style:style style:name="P3" style:family="paragraph" style:parent-style-name="Header">
      <style:paragraph-properties fo:margin-left="0in" fo:margin-right="1.1319in" fo:text-align="center" style:justify-single-word="false" fo:text-indent="0in" style:auto-text-indent="false"/>
      <style:text-properties fo:color="#999999" style:font-name="Trebuchet MS" fo:font-size="10.5pt" fo:font-weight="bold" officeooo:paragraph-rsid="001ce966" style:font-size-asian="10.5pt" style:font-weight-asian="bold" style:font-name-complex="Trebuchet MS" style:font-size-complex="10.5pt" style:text-scale="130%"/>
    </style:style>
    <style:style style:name="P4" style:family="paragraph" style:parent-style-name="Standard">
      <style:text-properties officeooo:paragraph-rsid="001ce966"/>
    </style:style>
    <style:style style:name="P5" style:family="paragraph" style:parent-style-name="Standard">
      <style:text-properties officeooo:rsid="0019ec76" officeooo:paragraph-rsid="0019ec76"/>
    </style:style>
    <style:style style:name="P6" style:family="paragraph" style:parent-style-name="Standard">
      <style:paragraph-properties fo:text-align="justify" style:justify-single-word="false"/>
      <style:text-properties officeooo:rsid="0019ec76" officeooo:paragraph-rsid="0019ec76"/>
    </style:style>
    <style:style style:name="P7" style:family="paragraph" style:parent-style-name="Standard">
      <style:paragraph-properties fo:text-align="justify" style:justify-single-word="false"/>
      <style:text-properties officeooo:rsid="0019ec76" officeooo:paragraph-rsid="002d9b48"/>
    </style:style>
    <style:style style:name="P8" style:family="paragraph" style:parent-style-name="Standard">
      <style:paragraph-properties fo:text-align="end" style:justify-single-word="false"/>
      <style:text-properties officeooo:rsid="0019ec76" officeooo:paragraph-rsid="0019ec76"/>
    </style:style>
    <style:style style:name="P9" style:family="paragraph" style:parent-style-name="Standard">
      <style:paragraph-properties fo:text-align="end" style:justify-single-word="false"/>
      <style:text-properties officeooo:rsid="0019ec76" officeooo:paragraph-rsid="001cb1ca"/>
    </style:style>
    <style:style style:name="P10" style:family="paragraph" style:parent-style-name="Standard">
      <style:text-properties officeooo:rsid="001b3a6f" officeooo:paragraph-rsid="0019ec76"/>
    </style:style>
    <style:style style:name="P11" style:family="paragraph" style:parent-style-name="Standard">
      <style:paragraph-properties fo:text-align="end" style:justify-single-word="false"/>
      <style:text-properties officeooo:rsid="001b3a6f" officeooo:paragraph-rsid="001cb1ca"/>
    </style:style>
    <style:style style:name="P12" style:family="paragraph" style:parent-style-name="Standard">
      <style:text-properties fo:font-size="10pt" officeooo:rsid="001b3a6f" officeooo:paragraph-rsid="001b3a6f" style:font-size-asian="10pt" style:font-size-complex="10pt"/>
    </style:style>
    <style:style style:name="P13" style:family="paragraph" style:parent-style-name="Standard">
      <style:text-properties officeooo:rsid="001cb1ca" officeooo:paragraph-rsid="001cb1ca"/>
    </style:style>
    <style:style style:name="P14" style:family="paragraph" style:parent-style-name="Standard">
      <style:text-properties officeooo:rsid="001cb1ca" officeooo:paragraph-rsid="002340d1"/>
    </style:style>
    <style:style style:name="P15" style:family="paragraph" style:parent-style-name="Standard">
      <style:text-properties fo:font-size="10.5pt" officeooo:rsid="001b3a6f" officeooo:paragraph-rsid="001b3a6f" style:font-size-asian="10.5pt" style:font-size-complex="10.5pt"/>
    </style:style>
    <style:style style:name="P16" style:family="paragraph" style:parent-style-name="Standard">
      <style:text-properties fo:font-size="10.5pt" officeooo:rsid="0019ec76" officeooo:paragraph-rsid="001b3a6f" style:font-size-asian="10.5pt" style:font-size-complex="10.5pt"/>
    </style:style>
    <style:style style:name="P17" style:family="paragraph" style:parent-style-name="Standard">
      <style:paragraph-properties fo:text-align="start" style:justify-single-word="false"/>
      <style:text-properties officeooo:rsid="001ce966" officeooo:paragraph-rsid="001ce966"/>
    </style:style>
    <style:style style:name="P18" style:family="paragraph" style:parent-style-name="Standard">
      <style:text-properties fo:font-weight="bold" officeooo:rsid="001cb1ca" officeooo:paragraph-rsid="001cb1ca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officeooo:rsid="002340d1" officeooo:paragraph-rsid="002340d1"/>
    </style:style>
    <style:style style:name="P20" style:family="paragraph" style:parent-style-name="Standard">
      <style:paragraph-properties fo:text-align="justify" style:justify-single-word="false"/>
      <style:text-properties officeooo:rsid="002793a9" officeooo:paragraph-rsid="002793a9"/>
    </style:style>
    <style:style style:name="T1" style:family="text">
      <style:text-properties officeooo:rsid="001cb1ca"/>
    </style:style>
    <style:style style:name="T2" style:family="text">
      <style:text-properties officeooo:rsid="002056b8"/>
    </style:style>
    <style:style style:name="T3" style:family="text">
      <style:text-properties officeooo:rsid="002340d1"/>
    </style:style>
    <style:style style:name="T4" style:family="text">
      <style:text-properties style:text-position="super 58%" officeooo:rsid="002340d1"/>
    </style:style>
    <style:style style:name="T5" style:family="text">
      <style:text-properties officeooo:rsid="0023e483"/>
    </style:style>
    <style:style style:name="T6" style:family="text">
      <style:text-properties officeooo:rsid="0028d0e3"/>
    </style:style>
    <style:style style:name="T7" style:family="text">
      <style:text-properties officeooo:rsid="002afef5"/>
    </style:style>
    <style:style style:name="T8" style:family="text">
      <style:text-properties officeooo:rsid="002be8b2"/>
    </style:style>
    <style:style style:name="T9" style:family="text">
      <style:text-properties officeooo:rsid="002d9b48"/>
    </style:style>
    <style:style style:name="T10" style:family="text">
      <style:text-properties officeooo:rsid="002f327a"/>
    </style:style>
    <style:style style:name="fr1" style:family="graphic" style:parent-style-name="Graphics">
      <style:graphic-properties fo:margin-left="0in" fo:margin-right="0in" style:vertical-pos="top" style:vertical-rel="baseline" style:horizontal-pos="center" style:horizontal-rel="paragraph" fo:padding="0.0008in" fo:border="none" style:mirror="none" fo:clip="rect(0in, 0in, 1.0583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1"/>
      <text:p text:style-name="P11">Poços de Caldas, <text:span text:style-name="T9">10</text:span> de <text:span text:style-name="T10">Maio</text:span> de 201<text:span text:style-name="T9">8</text:span>.</text:p>
      <text:p text:style-name="P5"/>
      <text:p text:style-name="P5"/>
      <text:p text:style-name="P5"/>
      <text:p text:style-name="P5"/>
      <text:p text:style-name="P13"><text:span text:style-name="T2">DE</text:span>: <text:tab/>Prof. <text:span text:style-name="T3">MSc</text:span>. <text:span text:style-name="T3">Luiz Alberto Ferreira Gomes</text:span> </text:p>
      <text:p text:style-name="P13"><text:tab/><text:span text:style-name="T3">Professor</text:span> do Curso de Ciência da Computação, Campus Poços de Caldas</text:p>
      <text:p text:style-name="P13"/>
      <text:p text:style-name="P13"/>
      <text:p text:style-name="P5"><text:span text:style-name="T1">PARA</text:span>: Prof. Dr<text:span text:style-name="T3">a.</text:span> <text:span text:style-name="T3">Maria Augusta Vieira Nelson</text:span></text:p>
      <text:p text:style-name="P14"><text:tab/>Chefe do Departamento de Engenharia de Software e Sistemas de Informação</text:p>
      <text:p text:style-name="P14"/>
      <text:p text:style-name="P18"/>
      <text:p text:style-name="P5"/>
      <text:p text:style-name="P19">Prezada <text:s/>Profa. Dra. Maria Augusta,</text:p>
      <text:p text:style-name="P19"/>
      <text:p text:style-name="P20">Tudo bem contigo?</text:p>
      <text:p text:style-name="P19"/>
      <text:p text:style-name="P7"><text:span text:style-name="T9">Venho novamente solicitar, por gentileza, o seu parecer, no documento anexado, para a renovação das horas do Plano Permanente de Capacitação Docente (PPCD), para o segundo o 2</text:span><text:span text:style-name="T4">o</text:span><text:span text:style-name="T3">. Semestre de 2018, para que eu possa continuar o meu doutoramento no Instituto de Computação da UNICAMP. Além disso, peço o favor, de encaminhar o pedido assinado, para sua efetivação, para a Sra. Rosamaria da PROPPG.</text:span></text:p>
      <text:p text:style-name="P6"/>
      <text:p text:style-name="P6"/>
      <text:p text:style-name="P5"/>
      <text:p text:style-name="P8"><text:tab/><text:tab/><text:tab/><text:tab/><text:tab/><text:tab/><text:tab/></text:p>
      <text:p text:style-name="P17"><text:span text:style-name="T7">Desde já muito obrigado</text:span>, </text:p>
      <text:p text:style-name="P8"/>
      <text:p text:style-name="P5"/>
      <table:table table:name="Table1" table:style-name="Table1">
        <table:table-column table:style-name="Table1.A"/>
        <table:table-row>
          <table:table-cell table:style-name="Table1.A1" office:value-type="string">
            <text:p text:style-name="P16"/>
            <text:p text:style-name="P16">________________________________________</text:p>
            <text:p text:style-name="P16">Prof. <text:span text:style-name="T5">Msc. Luiz Alberto Ferreira Gomes</text:span></text:p>
            <text:p text:style-name="P15">Pontifícia Universidade Católica de Minas Gerais</text:p>
            <text:p text:style-name="P15"><text:span text:style-name="T6">Professor</text:span> do Curso de Ciência da Computação, Campus Poços de Caldas</text:p>
            <text:p text:style-name="P12"/>
          </table:table-cell>
        </table:table-row>
      </table:table>
      <text:p text:style-name="P5"/>
      <text:p text:style-name="P5"/>
      <text:p text:style-name="P10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569in" fo:margin-left="0.0229in" table:align="left" style:writing-mode="lr-tb"/>
    </style:style>
    <style:style style:name="Table4.A" style:family="table-column">
      <style:table-column-properties style:column-width="1.1646in"/>
    </style:style>
    <style:style style:name="Table4.B" style:family="table-column">
      <style:table-column-properties style:column-width="5.492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MP1" style:family="paragraph" style:parent-style-name="Header">
      <style:text-properties officeooo:paragraph-rsid="001ce966"/>
    </style:style>
    <style:style style:name="MP2" style:family="paragraph" style:parent-style-name="Header">
      <style:paragraph-properties fo:margin-left="0in" fo:margin-right="1.1319in" fo:text-align="center" style:justify-single-word="false" fo:text-indent="0in" style:auto-text-indent="false"/>
      <style:text-properties fo:color="#999999" style:font-name="Trebuchet MS" fo:font-size="10pt" fo:font-weight="bold" officeooo:paragraph-rsid="001ce966" style:font-size-asian="10pt" style:font-weight-asian="bold" style:font-name-complex="Trebuchet MS" style:font-size-complex="10pt" style:text-scale="130%"/>
    </style:style>
    <style:style style:name="MP3" style:family="paragraph" style:parent-style-name="Header">
      <style:paragraph-properties fo:margin-left="0in" fo:margin-right="1.1319in" fo:text-align="center" style:justify-single-word="false" fo:text-indent="0in" style:auto-text-indent="false"/>
      <style:text-properties fo:color="#999999" style:font-name="Trebuchet MS" fo:font-size="10.5pt" fo:font-weight="bold" officeooo:paragraph-rsid="001ce966" style:font-size-asian="10.5pt" style:font-weight-asian="bold" style:font-name-complex="Trebuchet MS" style:font-size-complex="10.5pt" style:text-scale="130%"/>
    </style:style>
    <style:style style:name="MP4" style:family="paragraph" style:parent-style-name="Standard">
      <style:text-properties officeooo:paragraph-rsid="001ce966"/>
    </style:style>
    <style:style style:name="Mfr1" style:family="graphic" style:parent-style-name="Graphics">
      <style:graphic-properties fo:margin-left="0in" fo:margin-right="0in" style:vertical-pos="top" style:vertical-rel="baseline" style:horizontal-pos="center" style:horizontal-rel="paragraph" fo:padding="0.0008in" fo:border="none" style:mirror="none" fo:clip="rect(0in, 0in, 1.0583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0598in" fo:margin-left="0in" fo:margin-right="0in" fo:margin-bottom="0.2in" fo:background-color="transparent" style:dynamic-spacing="tru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p text:style-name="MP1"/>
            </table:table-cell>
            <table:table-cell table:style-name="Table4.A1" office:value-type="string">
              <text:p text:style-name="MP2"/>
              <text:p text:style-name="MP3"><draw:frame draw:style-name="Mfr1" draw:name="Image1" text:anchor-type="as-char" svg:width="0.9862in" svg:height="0.7102in" draw:z-index="0"><draw:image xlink:href="Pictures/10000000000003CC0000035BCD5A2E4F3DD2DDEE.jpg" xlink:type="simple" xlink:show="embed" xlink:actuate="onLoad" loext:mime-type="image/jpeg"/></draw:frame></text:p>
              <text:p text:style-name="MP3">Pontifícia Universidade Católica de Minas Gerais</text:p>
            </table:table-cell>
          </table:table-row>
        </table:table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z Alberto Ferreira Gomes</meta:initial-creator>
    <meta:creation-date>2016-05-05T16:15:40.953275709</meta:creation-date>
    <dc:date>2018-05-09T16:50:11.400333181</dc:date>
    <meta:editing-duration>PT1H17M2S</meta:editing-duration>
    <meta:editing-cycles>19</meta:editing-cycles>
    <meta:generator>LibreOffice/6.0.3.2$Linux_X86_64 LibreOffice_project/00m0$Build-2</meta:generator>
    <meta:print-date>2017-10-10T12:25:22.738943834</meta:print-date>
    <meta:document-statistic meta:table-count="2" meta:image-count="1" meta:object-count="0" meta:page-count="1" meta:paragraph-count="16" meta:word-count="150" meta:character-count="984" meta:non-whitespace-character-count="835"/>
  </office:meta>
</office:document-meta>
</file>